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0d79ab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0d79ab" style:font-size-asian="14pt" style:font-size-complex="14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 style:master-page-name="Standard">
      <style:paragraph-properties style:page-number="auto"/>
      <style:text-properties fo:font-size="14pt" officeooo:paragraph-rsid="000d79ab" style:font-size-asian="14pt" style:font-size-complex="14pt"/>
    </style:style>
    <style:style style:name="P8" style:family="paragraph">
      <style:text-properties fo:font-size="14pt" officeooo:paragraph-rsid="000d79ab" style:font-size-asian="14pt" style:font-size-complex="14pt"/>
    </style:style>
    <style:style style:name="P9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fc47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2c91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0d79ab"/>
    </style:style>
    <style:style style:name="T8" style:family="text">
      <style:text-properties officeooo:rsid="0032c91e"/>
    </style:style>
    <style:style style:name="T9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>ΑΙΤΗΣΗ</text:span></text:p>
      <text:p text:style-name="P3">Αναπληρωτές/τριες</text:p>
      <text:p text:style-name="P2"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Σχολείο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4"><text:span text:style-name="T1">ΘΕΜΑ</text:span>: <text:span text:style-name="T5">Χορήγηση άδειας γονικής σε</text:span></text:p>
      <text:p text:style-name="P5">Αναπληρωτές/τριες</text:p>
      <text:p text:style-name="P2"/>
      <text:p text:style-name="P2"/>
      <text:p text:style-name="P2">1. Χορηγηθείσα γονική άδεια τρέχοντος ημερολογιακού έτους:</text:p>
      <text:p text:style-name="P2">…………………………………………………………………ημέρ……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Ηράκλειο........................................................</text:p>
      <text:p text:style-name="P3"/>
      <text:p text:style-name="P3">...........................Αιτ..................................</text:p>
      <text:p text:style-name="P2"/>
      <text:p text:style-name="P9">ΠΡΟΣ</text:p>
      <text:p text:style-name="P2"/>
      <text:p text:style-name="P2"/>
      <text:p text:style-name="P2">Τ<text:span text:style-name="T7">ον </text:span>κ. Δ/ντή του <text:span text:style-name="T7">1ου ΕΠΑΛ Μοιρών.</text:span></text:p>
      <text:p text:style-name="P2"/>
      <text:p text:style-name="P3">Παρακαλώ να μου χορηγήσετε <text:s/>άδεια γονικής <text:s/>βάσει τις διατάξεις του Ν.1483/84 άρθρα 1-9 και το άρθρο 6 Π.Δ.193/88, <text:span text:style-name="T8">για </text:span><text:span text:style-name="T2">[DURATION]</text:span> <text:s/>από <text:span text:style-name="T3">[START_DATE]</text:span> μέχρι <text:span text:style-name="T4">[END_DATE]</text:span> διότι ……………………………....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"/>
      <text:p text:style-name="P2">Μαζί υποβάλλω και:</text:p>
      <text:p text:style-name="P2"/>
      <text:p text:style-name="P3">1) Υπεύθυνη δήλωση που να δηλώνεται ότι:</text:p>
      <text:p text:style-name="P3"><text:line-break/><text:span text:style-name="T9">α) η χρήση της συγκεκριμένης άδειας θα γίνει από τον συγκεκριμένο/η εκπαιδευτικό και όχι από τον/την σύζυγο (εφόσον δικαιούται και ο/η σύζυγος, εάν δεν δικαιούται να αναφερθεί).</text:span></text:p>
      <text:p text:style-name="P3"><text:span text:style-name="T9"/></text:p>
      <text:p text:style-name="P6">β) για ποιο τέκνο γίνεται χρήση της γονικής άδειας και σε ποιο σχολείο φοιτά.</text:p>
      <text:p text:style-name="P6"/>
      <text:p text:style-name="P6">γ)το τρέχων ημερολογιακό έτος πόσες ημέρες γονικής άδειας έχει λάβει ο/η εκπαιδευτικός και πόσες ημέρες γονικής άδειας έχει λάβει ο/η σύζυγος (εφόσον δικαιούται και ο/η σύζυγος, εάν δεν δικαιούται να αναφερθεί).</text:p>
      <text:p text:style-name="P2"/>
      <text:p text:style-name="P2">2) Βεβαίωση από το σχολείο φοίτησης του τέκνου μου (ηλικίας μέχρι 16 ετών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0d79ab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3:36:00</meta:creation-date>
    <dc:creator>Ιωάννης Χαριτάκης</dc:creator>
    <dc:date>2017-10-01T13:09:06.720930931</dc:date>
    <meta:print-date>2016-10-20T09:26:00</meta:print-date>
    <meta:editing-cycles>4</meta:editing-cycles>
    <meta:editing-duration>PT6M47S</meta:editing-duration>
    <meta:generator>LibreOffice/5.3.6.1$Linux_X86_64 LibreOffice_project/30m0$Build-1</meta:generator>
    <meta:document-statistic meta:table-count="0" meta:image-count="0" meta:object-count="0" meta:page-count="1" meta:paragraph-count="28" meta:word-count="178" meta:character-count="1460" meta:non-whitespace-character-count="1302"/>
  </office:meta>
</office:document-meta>
</file>